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1.5cm" svg:height="1.5cm" svg:x="3.2cm" svg:y="2.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cm" svg:height="1.5cm" svg:x="7.1cm" svg:y="2.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7cm" svg:y1="3.05cm" svg:x2="7.1cm" svg:y2="3.05cm" draw:start-shape="id1" draw:start-glue-point="10" draw:end-shape="id2" draw:end-glue-point="6" svg:d="m4700 3050h2400">
          <text:p/>
        </draw:connector>
        <draw:custom-shape draw:style-name="gr1" draw:text-style-name="P1" xml:id="id3" draw:id="id3" draw:layer="layout" svg:width="1.5cm" svg:height="1.5cm" svg:x="3.2cm" svg:y="6.7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cm" svg:height="1.5cm" svg:x="7.6cm" svg:y="6.9cm">
          <text:p text:style-name="P1">B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cm" svg:height="1.5cm" svg:x="6.8cm" svg:y="9.6cm">
          <text:p text:style-name="P1">B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cm" svg:height="1.5cm" svg:x="4.4cm" svg:y="11.2cm">
          <text:p text:style-name="P1">B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7cm" svg:y1="7.45cm" svg:x2="7.6cm" svg:y2="7.65cm" draw:start-shape="id3" draw:start-glue-point="10" draw:end-shape="id4" draw:end-glue-point="6" svg:d="m4700 7450 2900 200">
          <text:p/>
        </draw:connector>
        <draw:connector draw:style-name="gr2" draw:text-style-name="P1" draw:layer="layout" draw:type="line" svg:x1="3.95cm" svg:y1="8.2cm" svg:x2="5.15cm" svg:y2="11.2cm" draw:start-shape="id3" draw:start-glue-point="8" draw:end-shape="id5" draw:end-glue-point="4" svg:d="m3950 8200 1200 3000">
          <text:p/>
        </draw:connector>
        <draw:connector draw:style-name="gr2" draw:text-style-name="P1" draw:layer="layout" draw:type="line" svg:x1="4.481cm" svg:y1="7.981cm" svg:x2="7.019cm" svg:y2="9.819cm" draw:start-shape="id3" draw:start-glue-point="9" draw:end-shape="id6" draw:end-glue-point="5" svg:d="m4481 7981 2538 1838">
          <text:p/>
        </draw:connector>
        <draw:custom-shape draw:style-name="gr1" draw:text-style-name="P1" xml:id="id7" draw:id="id7" draw:layer="layout" svg:width="1.5cm" svg:height="1.5cm" svg:x="6.7cm" svg:y="16cm">
          <text:p text:style-name="P1">A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1.5cm" svg:height="1.5cm" svg:x="11cm" svg:y="15.2cm">
          <text:p text:style-name="P1">B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5cm" svg:height="1.5cm" svg:x="11.4cm" svg:y="18cm">
          <text:p text:style-name="P1">B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9" draw:id="id9" draw:layer="layout" svg:width="1.5cm" svg:height="1.5cm" svg:x="9.7cm" svg:y="20cm">
          <text:p text:style-name="P1">B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2cm" svg:y1="16.75cm" svg:x2="11cm" svg:y2="15.95cm" draw:start-shape="id7" draw:start-glue-point="10" draw:end-shape="id8" draw:end-glue-point="6" svg:d="m8200 16750 2800-800">
          <text:p/>
        </draw:connector>
        <draw:connector draw:style-name="gr2" draw:text-style-name="P1" draw:layer="layout" draw:type="line" svg:x1="7.45cm" svg:y1="17.5cm" svg:x2="10.45cm" svg:y2="20cm" draw:start-shape="id7" draw:start-glue-point="8" draw:end-shape="id9" draw:end-glue-point="4" svg:d="m7450 17500 3000 2500">
          <text:p/>
        </draw:connector>
        <draw:connector draw:style-name="gr2" draw:text-style-name="P1" draw:layer="layout" draw:type="line" svg:x1="7.981cm" svg:y1="17.281cm" svg:x2="11.619cm" svg:y2="18.219cm" draw:start-shape="id7" draw:start-glue-point="9" draw:end-shape="id10" draw:end-glue-point="5" svg:d="m7981 17281 3638 938">
          <text:p/>
        </draw:connector>
        <draw:custom-shape draw:style-name="gr1" draw:text-style-name="P1" xml:id="id11" draw:id="id11" draw:layer="layout" svg:width="1.5cm" svg:height="1.5cm" svg:x="5.7cm" svg:y="21.5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5cm" svg:height="1.5cm" svg:x="4.1cm" svg:y="18.7cm">
          <text:p text:style-name="P1">B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5cm" svg:height="1.5cm" svg:x="8.4cm" svg:y="25.1cm">
          <text:p text:style-name="P1">B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5cm" svg:height="1.5cm" svg:x="3.5cm" svg:y="25.1cm">
          <text:p text:style-name="P1">B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45cm" svg:y1="23cm" svg:x2="4.25cm" svg:y2="25.1cm" draw:start-shape="id11" draw:start-glue-point="8" draw:end-shape="id12" draw:end-glue-point="4" svg:d="m6450 23000-2200 2100">
          <text:p/>
        </draw:connector>
        <draw:connector draw:style-name="gr2" draw:text-style-name="P1" draw:layer="layout" draw:type="line" svg:x1="6.981cm" svg:y1="22.781cm" svg:x2="8.619cm" svg:y2="25.319cm" draw:start-shape="id11" draw:start-glue-point="9" draw:end-shape="id13" draw:end-glue-point="5" svg:d="m6981 22781 1638 2538">
          <text:p/>
        </draw:connector>
        <draw:connector draw:style-name="gr3" draw:text-style-name="P1" draw:layer="layout" draw:type="line" svg:x1="6.981cm" svg:y1="21.719cm" svg:x2="9.7cm" svg:y2="20.75cm" draw:start-shape="id11" draw:start-glue-point="11" draw:end-shape="id9" draw:end-glue-point="6" svg:d="m6981 21719 2719-969">
          <text:p/>
        </draw:connector>
        <draw:connector draw:style-name="gr3" draw:text-style-name="P1" draw:layer="layout" draw:type="line" svg:x1="5.919cm" svg:y1="21.719cm" svg:x2="4.85cm" svg:y2="20.2cm" draw:start-shape="id11" draw:start-glue-point="5" draw:end-shape="id14" draw:end-glue-point="8" svg:d="m5919 21719-1069-1519">
          <text:p/>
        </draw:connector>
        <draw:connector draw:style-name="gr3" draw:text-style-name="P1" draw:layer="layout" draw:type="line" svg:x1="6.919cm" svg:y1="17.281cm" svg:x2="5.381cm" svg:y2="18.919cm" draw:start-shape="id7" draw:start-glue-point="7" draw:end-shape="id14" draw:end-glue-point="11" svg:d="m6919 17281-1538 1638">
          <text:p/>
        </draw:connector>
      </draw:page>
      <draw:page draw:name="page2" draw:style-name="dp1" draw:master-page-name="Predeterminado">
        <draw:custom-shape draw:style-name="gr1" draw:text-style-name="P1" xml:id="id15" draw:id="id15" draw:layer="layout" svg:width="1.5cm" svg:height="1.5cm" svg:x="2.8cm" svg:y="3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5cm" svg:height="1.5cm" svg:x="7.2cm" svg:y="3.2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.5cm" svg:height="1.5cm" svg:x="6.4cm" svg:y="5.9cm">
          <text:p text:style-name="P1">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.5cm" svg:height="1.5cm" svg:x="4cm" svg:y="7.5cm">
          <text:p text:style-name="P1">A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cm" svg:y1="3.75cm" svg:x2="7.2cm" svg:y2="3.95cm" draw:start-shape="id15" draw:start-glue-point="10" draw:end-shape="id16" draw:end-glue-point="6" svg:d="m4300 3750 2900 200">
          <text:p/>
        </draw:connector>
        <draw:connector draw:style-name="gr2" draw:text-style-name="P1" draw:layer="layout" draw:type="line" svg:x1="3.55cm" svg:y1="4.5cm" svg:x2="4.75cm" svg:y2="7.5cm" draw:start-shape="id15" draw:start-glue-point="8" draw:end-shape="id17" draw:end-glue-point="4" svg:d="m3550 4500 1200 3000">
          <text:p/>
        </draw:connector>
        <draw:connector draw:style-name="gr2" draw:text-style-name="P1" draw:layer="layout" draw:type="line" svg:x1="4.081cm" svg:y1="4.281cm" svg:x2="6.619cm" svg:y2="6.119cm" draw:start-shape="id15" draw:start-glue-point="9" draw:end-shape="id18" draw:end-glue-point="5" svg:d="m4081 4281 2538 1838">
          <text:p/>
        </draw:connector>
        <draw:custom-shape draw:style-name="gr1" draw:text-style-name="P1" xml:id="id19" draw:id="id19" draw:layer="layout" svg:width="1.5cm" svg:height="1.5cm" svg:x="10.6cm" svg:y="5.1cm">
          <text:p text:style-name="P1">A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1.5cm" svg:height="1.5cm" svg:x="15cm" svg:y="5.3cm">
          <text:p text:style-name="P1">A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1.5cm" svg:height="1.5cm" svg:x="14.2cm" svg:y="8cm">
          <text:p text:style-name="P1">A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1.5cm" svg:height="1.5cm" svg:x="11.8cm" svg:y="9.6cm">
          <text:p text:style-name="P1">A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1cm" svg:y1="5.85cm" svg:x2="15cm" svg:y2="6.05cm" draw:start-shape="id19" draw:start-glue-point="10" draw:end-shape="id20" draw:end-glue-point="6" svg:d="m12100 5850 2900 200">
          <text:p/>
        </draw:connector>
        <draw:connector draw:style-name="gr2" draw:text-style-name="P1" draw:layer="layout" draw:type="line" svg:x1="11.35cm" svg:y1="6.6cm" svg:x2="12.55cm" svg:y2="9.6cm" draw:start-shape="id19" draw:start-glue-point="8" draw:end-shape="id21" draw:end-glue-point="4" svg:d="m11350 6600 1200 3000">
          <text:p/>
        </draw:connector>
        <draw:connector draw:style-name="gr2" draw:text-style-name="P1" draw:layer="layout" draw:type="line" svg:x1="11.881cm" svg:y1="6.381cm" svg:x2="14.419cm" svg:y2="8.219cm" draw:start-shape="id19" draw:start-glue-point="9" draw:end-shape="id22" draw:end-glue-point="5" svg:d="m11881 6381 2538 1838">
          <text:p/>
        </draw:connector>
        <draw:connector draw:style-name="gr3" draw:text-style-name="P1" draw:layer="layout" draw:type="line" svg:x1="8.481cm" svg:y1="4.481cm" svg:x2="10.819cm" svg:y2="5.319cm" draw:start-shape="id16" draw:start-glue-point="9" draw:end-shape="id19" draw:end-glue-point="5" svg:d="m8481 4481 2338 838">
          <text:p/>
        </draw:connector>
        <draw:custom-shape draw:style-name="gr1" draw:text-style-name="P1" xml:id="id23" draw:id="id23" draw:layer="layout" svg:width="1.5cm" svg:height="1.5cm" svg:x="6.6cm" svg:y="10cm">
          <text:p text:style-name="P1">A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1.5cm" svg:height="1.5cm" svg:x="10.4cm" svg:y="12.4cm">
          <text:p text:style-name="P1">A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4" draw:id="id24" draw:layer="layout" svg:width="1.5cm" svg:height="1.5cm" svg:x="6.7cm" svg:y="14.1cm">
          <text:p text:style-name="P1">A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35cm" svg:y1="11.5cm" svg:x2="7.45cm" svg:y2="14.1cm" draw:start-shape="id23" draw:start-glue-point="8" draw:end-shape="id24" draw:end-glue-point="4" svg:d="m7350 11500 100 2600">
          <text:p/>
        </draw:connector>
        <draw:connector draw:style-name="gr2" draw:text-style-name="P1" draw:layer="layout" draw:type="line" svg:x1="7.881cm" svg:y1="11.281cm" svg:x2="10.619cm" svg:y2="12.619cm" draw:start-shape="id23" draw:start-glue-point="9" draw:end-shape="id25" draw:end-glue-point="5" svg:d="m7881 11281 2738 1338">
          <text:p/>
        </draw:connector>
        <draw:connector draw:style-name="gr3" draw:text-style-name="P1" draw:layer="layout" draw:type="line" svg:x1="5.281cm" svg:y1="8.781cm" svg:x2="7.35cm" svg:y2="10cm" draw:start-shape="id17" draw:start-glue-point="9" draw:end-shape="id23" draw:end-glue-point="4" svg:d="m5281 8781 2069 12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da </meta:initial-creator>
    <meta:creation-date>2013-04-28T22:56:29</meta:creation-date>
    <dc:date>2013-04-28T23:08:50</dc:date>
    <dc:creator>juanda </dc:creator>
    <meta:editing-duration>P0D</meta:editing-duration>
    <meta:editing-cycles>1</meta:editing-cycles>
    <meta:document-statistic meta:object-count="47"/>
    <meta:generator>LibreOffice/3.6$Linux_X86_64 LibreOffice_project/360m1$Build-2</meta:generator>
  </office:meta>
</office:document-meta>
</file>